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300000055A9EDC16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face style:name="StarSymbol" svg:font-family="StarSymbol, 'Arial Unicode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UserInfo" style:family="table">
      <style:table-properties style:width="17.59cm" table:align="margins" style:writing-mode="lr-tb"/>
    </style:style>
    <style:style style:name="UserInfo.A" style:family="table-column">
      <style:table-column-properties style:column-width="8.795cm" style:rel-column-width="32767*"/>
    </style:style>
    <style:style style:name="UserInfo.B" style:family="table-column">
      <style:table-column-properties style:column-width="8.795cm" style:rel-column-width="32768*"/>
    </style:style>
    <style:style style:name="UserInfo.A1" style:family="table-cell">
      <style:table-cell-properties fo:padding="0.097cm" fo:border-left="0.002cm solid #000000" fo:border-right="none" fo:border-top="0.002cm solid #000000" fo:border-bottom="0.002cm solid #000000"/>
    </style:style>
    <style:style style:name="UserInfo.B1" style:family="table-cell">
      <style:table-cell-properties fo:padding="0.097cm" fo:border="0.002cm solid #000000"/>
    </style:style>
    <style:style style:name="UserInfo.A2" style:family="table-cell">
      <style:table-cell-properties fo:padding="0.097cm" fo:border-left="0.002cm solid #000000" fo:border-right="none" fo:border-top="none" fo:border-bottom="0.002cm solid #000000"/>
    </style:style>
    <style:style style:name="UserInfo.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line-height="150%" fo:text-align="center" style:justify-single-word="false" style:snap-to-layout-grid="false">
        <style:tab-stops/>
      </style:paragraph-properties>
      <style:text-properties style:font-name="Arial" fo:font-size="12pt" style:font-size-asian="12pt"/>
    </style:style>
    <style:style style:name="P2" style:family="paragraph" style:parent-style-name="Header">
      <style:paragraph-properties fo:text-align="center" style:justify-single-word="false">
        <style:tab-stops/>
      </style:paragraph-properties>
      <style:text-properties style:font-name="Arial" fo:font-size="12pt" fo:font-weight="bold" style:font-size-asian="12pt" style:font-weight-asian="bold"/>
    </style:style>
    <style:style style:name="P3" style:family="paragraph" style:parent-style-name="Table_20_Contents">
      <style:text-properties fo:font-size="9pt" style:font-size-asian="9pt" style:font-size-complex="9pt"/>
    </style:style>
    <style:style style:name="P4" style:family="paragraph" style:parent-style-name="Table_20_Contents">
      <style:text-properties fo:font-weight="normal" style:font-weight-asian="normal" style:font-weight-complex="normal"/>
    </style:style>
    <style:style style:name="P5" style:family="paragraph" style:parent-style-name="Table_20_Contents">
      <style:text-properties style:font-name="Courier New" fo:font-size="14pt" fo:font-weight="bold" style:font-size-asian="14pt" style:font-weight-asian="bold" style:font-size-complex="14pt" style:font-weight-complex="bold"/>
    </style:style>
    <style:style style:name="P6" style:family="paragraph" style:parent-style-name="Standard">
      <style:paragraph-properties fo:text-align="end" style:justify-single-word="false"/>
    </style:style>
    <style:style style:name="P7" style:family="paragraph" style:parent-style-name="Standard">
      <style:paragraph-properties fo:text-align="end" style:justify-single-word="false"/>
      <style:text-properties fo:font-style="italic" style:font-style-asian="italic" style:font-style-complex="italic"/>
    </style:style>
    <style:style style:name="P8" style:family="paragraph" style:parent-style-name="Standard">
      <style:paragraph-properties fo:break-before="page"/>
    </style:style>
    <style:style style:name="P9" style:family="paragraph" style:parent-style-name="Standard" style:list-style-name="L1"/>
    <style:style style:name="P10" style:family="paragraph" style:parent-style-name="Standard">
      <style:text-properties fo:font-size="12pt" fo:font-weight="bold" style:font-size-asian="12pt" style:font-weight-asian="bold" style:font-size-complex="12pt" style:font-weight-complex="bold"/>
    </style:style>
    <style:style style:name="P11"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BEGIN letters --]<text:span text:style-name="T4">{userFullName}</text:span></text:p>
      <text:p text:style-name="P11">Data di nascita: {userBirthdate}</text:p>
      <text:p text:style-name="P10">{userSchoolclass}</text:p>
      <text:p text:style-name="Standard"/>
      <text:p text:style-name="P6">Pordenone, {letterDate}</text:p>
      <text:p text:style-name="Standard"/>
      <text:p text:style-name="Standard">{userSalutation},</text:p>
      <text:p text:style-name="Standard"/>
      <text:p text:style-name="Standard">Ti è stato creato un account utente per l'uso dei calcolatori dell'Istituto. </text:p>
      <text:p text:style-name="Standard"/>
      <text:p text:style-name="Standard">Questo account ti consentirà di: </text:p>
      <text:list text:style-name="L1">
        <text:list-item>
          <text:p text:style-name="P9">autenticarti in tutti i laboratori; </text:p>
        </text:list-item>
        <text:list-item>
          <text:p text:style-name="P9">avere a disposizione uno spazio su disco per la memorizzazione dei tuoi documenti; </text:p>
        </text:list-item>
        <text:list-item>
          <text:p text:style-name="P9">avere uno spazio comune per gruppi di lavoro di cui eventualmente fai parte; </text:p>
          <text:p text:style-name="P9">accedere in maniera semplificata alla piattaforma di <text:span text:style-name="T1">e-learning</text:span> dell'Istituto, se e quando sarà necessario. </text:p>
        </text:list-item>
      </text:list>
      <text:p text:style-name="Standard"/>
      <text:p text:style-name="Standard">L'uso dell'account comporta l'accettazione del Regolamento di Istituto in merito. </text:p>
      <text:p text:style-name="Standard"/>
      <text:p text:style-name="Standard">Riepiloghiamo di seguito le informazioni rilevanti per l'uso del tuo account: </text:p>
      <text:p text:style-name="Standard"/>
      <table:table table:name="UserInfo" table:style-name="UserInfo">
        <table:table-column table:style-name="UserInfo.A"/>
        <table:table-column table:style-name="UserInfo.B"/>
        <table:table-row>
          <table:table-cell table:style-name="UserInfo.A1" office:value-type="string">
            <text:p text:style-name="P4">Username</text:p>
          </table:table-cell>
          <table:table-cell table:style-name="UserInfo.B1" office:value-type="string">
            <text:p text:style-name="P5">{userUsername}</text:p>
          </table:table-cell>
        </table:table-row>
        <table:table-row>
          <table:table-cell table:style-name="UserInfo.A2" office:value-type="string">
            <text:p text:style-name="P4">Password assegnata provvisoriamente</text:p>
          </table:table-cell>
          <table:table-cell table:style-name="UserInfo.B2" office:value-type="string">
            <text:p text:style-name="P5">{userSambaPassword}</text:p>
          </table:table-cell>
        </table:table-row>
        <table:table-row>
          <table:table-cell table:style-name="UserInfo.A2" office:value-type="string">
            <text:p text:style-name="P4">Pagine web di aiuto</text:p>
          </table:table-cell>
          <table:table-cell table:style-name="UserInfo.B2" office:value-type="string">
            <text:p text:style-name="P5">www.mattiussilab.net/help</text:p>
          </table:table-cell>
        </table:table-row>
      </table:table>
      <text:p text:style-name="Standard"/>
      <text:p text:style-name="Standard">È bene sapere due cose importanti.</text:p>
      <text:p text:style-name="Standard"/>
      <text:p text:style-name="Standard">La prima è che <text:span text:style-name="T2">la password non va condivisa con altri utenti e dovrebbe essere cambiata al più presto</text:span>, secondo le modalità indicate nella specifica sezione del sito web citato. Se per caso un giorno ti dovessi dimenticare la password, puoi chiedere ad uno dei tecnici che te ne venga impostata una nuova.</text:p>
      <text:p text:style-name="Standard"/>
      <text:p text:style-name="Standard">La seconda è che i "nomi utente" (username) sono stati predisposti seguendo lo schema <text:span text:style-name="T1">nome.cognome</text:span>. Può essere però capitato che nel tuo caso non si sia potuto seguire questo schema (ad esempio in casi di omonimia — due persone con lo stesso nome e cognome — oppure quando per la presenza di più nomi e/o più cognomi si sarebbe arrivati a superare i venti caratteri) e sia stata adottata una soluzione diversa. Sappi che, se vuoi, puoi chiedere che il nome utente assegnatoti venga cambiato. Rivolgiti ad uno dei tecnici per ulteriori informazioni in merito. </text:p>
      <text:p text:style-name="Standard"/>
      <text:p text:style-name="Standard">Buon lavoro. </text:p>
      <text:p text:style-name="Standard"/>
      <text:p text:style-name="P7">Lo staff del Progetto Qualità dell'ITC Mattiussi</text:p>
      <text:p text:style-name="Standard">{pagebreak}[!-- END lett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face style:name="StarSymbol" svg:font-family="StarSymbol, 'Arial Unicode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choolmeshpagebreak" style:family="paragraph" style:parent-style-name="Standard" style:next-style-name="Standard" style:class="text" style:master-page-name="">
      <style:paragraph-properties style:page-number="auto" fo:break-before="pag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ing" style:family="table">
      <style:table-properties style:width="17.595cm" fo:margin-left="0cm" fo:margin-right="-0.005cm" table:align="margins"/>
    </style:style>
    <style:style style:name="Heading.A" style:family="table-column">
      <style:table-column-properties style:column-width="3cm" style:rel-column-width="11175*"/>
    </style:style>
    <style:style style:name="Heading.B" style:family="table-column">
      <style:table-column-properties style:column-width="7.848cm" style:rel-column-width="29229*"/>
    </style:style>
    <style:style style:name="Heading.C" style:family="table-column">
      <style:table-column-properties style:column-width="2.328cm" style:rel-column-width="8672*"/>
    </style:style>
    <style:style style:name="Heading.D" style:family="table-column">
      <style:table-column-properties style:column-width="4.419cm" style:rel-column-width="16459*"/>
    </style:style>
    <style:style style:name="Heading.1" style:family="table-row">
      <style:table-row-properties style:min-row-height="0.011cm"/>
    </style:style>
    <style:style style:name="Heading.A1" style:family="table-cell">
      <style:table-cell-properties fo:padding="0.097cm" fo:border-left="0.002cm solid #000000" fo:border-right="none" fo:border-top="0.002cm solid #000000" fo:border-bottom="0.002cm solid #000000"/>
    </style:style>
    <style:style style:name="Heading.D1" style:family="table-cell">
      <style:table-cell-properties fo:padding="0.097cm" fo:border="0.002cm solid #000000"/>
    </style:style>
    <style:style style:name="Heading.C2" style:family="table-cell">
      <style:table-cell-properties fo:padding="0.097cm" fo:border-left="0.002cm solid #000000" fo:border-right="none" fo:border-top="none" fo:border-bottom="0.002cm solid #000000"/>
    </style:style>
    <style:style style:name="Heading.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line-height="150%" fo:text-align="center" style:justify-single-word="false" style:snap-to-layout-grid="false">
        <style:tab-stops/>
      </style:paragraph-properties>
      <style:text-properties style:font-name="Arial" fo:font-size="12pt" style:font-size-asian="12pt"/>
    </style:style>
    <style:style style:name="P2" style:family="paragraph" style:parent-style-name="Header">
      <style:paragraph-properties fo:text-align="center" style:justify-single-word="false">
        <style:tab-stops/>
      </style:paragraph-properties>
      <style:text-properties style:font-name="Arial" fo:font-size="12pt" fo:font-weight="bold" style:font-size-asian="12pt" style:font-weight-asian="bold"/>
    </style:style>
    <style:style style:name="P3" style:family="paragraph" style:parent-style-name="Table_20_Contents">
      <style:text-properties fo:font-size="9pt" style:font-size-asian="9pt" style:font-size-complex="9pt"/>
    </style:style>
    <style:style style:name="fr1"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able:table table:name="Heading" table:style-name="Heading">
          <table:table-column table:style-name="Heading.A"/>
          <table:table-column table:style-name="Heading.B"/>
          <table:table-column table:style-name="Heading.C"/>
          <table:table-column table:style-name="Heading.D"/>
          <table:table-row table:style-name="Heading.1">
            <table:table-cell table:style-name="Heading.A1" table:number-rows-spanned="4" office:value-type="string">
              <text:p text:style-name="Table_20_Contents"><draw:frame draw:style-name="fr1" draw:name="immagini1" text:anchor-type="char" svg:width="2.196cm" svg:height="2.249cm" draw:z-index="0"><draw:image xlink:href="Pictures/100000000000005300000055A9EDC165.png" xlink:type="simple" xlink:show="embed" xlink:actuate="onLoad"/></draw:frame></text:p>
            </table:table-cell>
            <table:table-cell table:style-name="Heading.A1" table:number-rows-spanned="4" office:value-type="string">
              <text:p text:style-name="P1"/>
              <text:p text:style-name="P1">REGISTRAZIONI DELLA QUALITÀ</text:p>
              <text:p text:style-name="P2">Lettera di benvenuto</text:p>
            </table:table-cell>
            <table:table-cell table:style-name="Heading.A1" office:value-type="string">
              <text:p text:style-name="P3">Codice:</text:p>
            </table:table-cell>
            <table:table-cell table:style-name="Heading.D1" office:value-type="string">
              <text:p text:style-name="Table_20_Contents"/>
            </table:table-cell>
          </table:table-row>
          <table:table-row table:style-name="Heading.1">
            <table:covered-table-cell/>
            <table:covered-table-cell/>
            <table:table-cell table:style-name="Heading.C2" office:value-type="string">
              <text:p text:style-name="P3">Revisione:</text:p>
            </table:table-cell>
            <table:table-cell table:style-name="Heading.D2" office:value-type="string">
              <text:p text:style-name="Table_20_Contents"/>
            </table:table-cell>
          </table:table-row>
          <table:table-row table:style-name="Heading.1">
            <table:covered-table-cell/>
            <table:covered-table-cell/>
            <table:table-cell table:style-name="Heading.C2" office:value-type="string">
              <text:p text:style-name="P3">Pagina:</text:p>
            </table:table-cell>
            <table:table-cell table:style-name="Heading.D2" office:value-type="string">
              <text:p text:style-name="Table_20_Contents"/>
            </table:table-cell>
          </table:table-row>
          <table:table-row table:style-name="Heading.1">
            <table:covered-table-cell/>
            <table:covered-table-cell/>
            <table:table-cell table:style-name="Heading.C2" office:value-type="string">
              <text:p text:style-name="P3">Rif:</text:p>
            </table:table-cell>
            <table:table-cell table:style-name="Heading.D2" office:value-type="string">
              <text:p text:style-name="Table_20_Contents"/>
            </table:table-cell>
          </table:table-row>
        </table:table>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9-11-12T18:07:25</meta:creation-date>
    <dc:date>2009-11-12T18:42:21</dc:date>
    <meta:editing-cycles>4</meta:editing-cycles>
    <meta:editing-duration>PT14M26S</meta:editing-duration>
    <meta:user-defined meta:name="Info 1"/>
    <meta:user-defined meta:name="Info 2"/>
    <meta:user-defined meta:name="Info 3"/>
    <meta:user-defined meta:name="Info 4"/>
    <meta:document-statistic meta:table-count="2" meta:image-count="1" meta:object-count="0" meta:page-count="1" meta:paragraph-count="31" meta:word-count="282" meta:character-count="1883"/>
  </office:meta>
</office:document-meta>
</file>